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2C000001D2E96F7D8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="solid" draw:fill-color="#eeeeee" draw:textarea-horizontal-align="justify" draw:textarea-vertical-align="middle" draw:auto-grow-height="false" fo:min-height="2.73cm" fo:min-width="14.775cm"/>
    </style:style>
    <style:style style:name="gr2" style:family="graphic" style:parent-style-name="standard">
      <style:graphic-properties draw:stroke="none" svg:stroke-color="#000000" draw:fill="none" draw:fill-color="#ffffff" fo:min-height="1.086cm"/>
    </style:style>
    <style:style style:name="gr3" style:family="graphic" style:parent-style-name="standard">
      <style:graphic-properties draw:stroke="dash" draw:stroke-dash="Ultrafine_20_Dashed" svg:stroke-color="#000000" draw:fill="solid" draw:fill-color="#ffffcc" draw:textarea-horizontal-align="justify" draw:textarea-vertical-align="middle" draw:auto-grow-height="false" fo:min-height="2.73cm" fo:min-width="14.77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dash" draw:stroke-dash="Ultrafine_20_Dashed" svg:stroke-color="#000000" draw:fill="solid" draw:fill-color="#cfe7f5" draw:textarea-horizontal-align="justify" draw:textarea-vertical-align="middle" draw:auto-grow-height="false" fo:min-height="2.006cm" fo:min-width="14.853cm"/>
    </style:style>
    <style:style style:name="gr6" style:family="graphic" style:parent-style-name="standard">
      <style:graphic-properties draw:stroke="dash" draw:stroke-dash="Ultrafine_20_Dashed" svg:stroke-color="#193300" draw:fill="solid" draw:fill-color="#ccff00" draw:textarea-horizontal-align="justify" draw:textarea-vertical-align="middle" draw:auto-grow-height="false" fo:min-height="3cm" fo:min-width="14.748cm"/>
    </style:style>
    <style:style style:name="gr7" style:family="graphic" style:parent-style-name="standard">
      <style:graphic-properties draw:stroke="dash" draw:stroke-dash="Fine_20_Dashed" svg:stroke-width="0cm" svg:stroke-color="#000066" draw:marker-start-width="0.2cm" draw:marker-end-width="0.2cm" draw:fill="solid" draw:fill-color="#cfe7f5" draw:textarea-horizontal-align="justify" draw:textarea-vertical-align="middle" draw:auto-grow-height="false" fo:min-height="3.725cm" fo:min-width="14.669cm" fo:padding-top="0.125cm" fo:padding-bottom="0.125cm" fo:padding-left="0.25cm" fo:padding-right="0.25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47cm" fo:min-width="4.146cm" fo:wrap-option="no-wrap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72cm" fo:min-width="1.522cm"/>
    </style:style>
    <style:style style:name="gr10" style:family="graphic" style:parent-style-name="standard">
      <style:graphic-properties svg:stroke-color="#000000" draw:fill="solid" draw:fill-color="#c5000b" draw:textarea-horizontal-align="justify" draw:textarea-vertical-align="middle" draw:auto-grow-height="false" fo:min-height="0.472cm" fo:min-width="1.522cm"/>
    </style:style>
    <style:style style:name="gr11" style:family="graphic" style:parent-style-name="standard">
      <style:graphic-properties svg:stroke-color="#7e0021" draw:fill="solid" draw:fill-color="#c5000b" draw:textarea-horizontal-align="justify" draw:textarea-vertical-align="middle" draw:auto-grow-height="false" fo:min-height="0.472cm" fo:min-width="1.522cm"/>
    </style:style>
    <style:style style:name="gr12" style:family="graphic" style:parent-style-name="objectwithoutfill">
      <style:graphic-properties svg:stroke-width="0cm" svg:stroke-color="#000000" draw:marker-end="Arrow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_33__20_Dashes_20_3_20_Dots_20__28_var_29_" svg:stroke-width="0cm" svg:stroke-color="#000000" draw:marker-start-width="0.2cm" draw:marker-end-width="0.2cm" draw:fill="solid" draw:fill-color="#ffd320" draw:textarea-vertical-align="middle" fo:padding-top="0.125cm" fo:padding-bottom="0.125cm" fo:padding-left="0.25cm" fo:padding-right="0.25cm"/>
    </style:style>
    <style:style style:name="gr14" style:family="graphic" style:parent-style-name="objectwithoutfill">
      <style:graphic-properties svg:stroke-width="0cm" svg:stroke-color="#660066" draw:marker-end="Arrow" draw:marker-end-width="0.3cm" draw:fill="none" draw:textarea-vertical-align="middle"/>
    </style:style>
    <style:style style:name="gr15" style:family="graphic" style:parent-style-name="objectwithoutfill">
      <style:graphic-properties svg:stroke-width="0cm" svg:stroke-color="#009900" draw:marker-end="Arrow" draw:marker-end-width="0.3cm" draw:fill="none" draw:textarea-vertical-align="middle"/>
    </style:style>
    <style:style style:name="gr16" style:family="graphic" style:parent-style-name="standard">
      <style:graphic-properties svg:stroke-width="0cm" svg:stroke-color="#000000" draw:fill="solid" draw:fill-color="#ffffff" draw:textarea-horizontal-align="justify" draw:textarea-vertical-align="middle" draw:auto-grow-height="false" fo:min-height="1.599cm" fo:min-width="4.101cm"/>
    </style:style>
    <style:style style:name="gr1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556cm" fo:min-width="3.181cm"/>
    </style:style>
    <style:style style:name="gr1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589cm" fo:min-width="1.78cm"/>
    </style:style>
    <style:style style:name="gr1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589cm" fo:min-width="1.75cm"/>
    </style:style>
    <style:style style:name="gr20" style:family="graphic" style:parent-style-name="objectwithoutfill">
      <style:graphic-properties svg:stroke-width="0cm" svg:stroke-color="#000000" draw:fill="none" draw:textarea-vertical-align="middle"/>
    </style:style>
    <style:style style:name="gr21" style:family="graphic" style:parent-style-name="objectwithoutfill">
      <style:graphic-properties svg:stroke-width="0cm" svg:stroke-color="#ff0000"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556cm" fo:min-width="1.869cm"/>
    </style:style>
    <style:style style:name="gr23" style:family="graphic" style:parent-style-name="objectwithoutfill">
      <style:graphic-properties draw:stroke="dash" draw:stroke-dash="Ultrafine_20_Dashed" svg:stroke-width="0cm" svg:stroke-color="#000000" draw:fill="none" draw:textarea-vertical-align="middle"/>
    </style:style>
    <style:style style:name="gr24" style:family="graphic" style:parent-style-name="standard">
      <style:graphic-properties svg:stroke-color="#7e0021" draw:fill="solid" draw:fill-color="#000000" draw:textarea-horizontal-align="justify" draw:textarea-vertical-align="middle" draw:auto-grow-height="false" fo:min-height="0.438cm" fo:min-width="2.923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svg:stroke-color="#7e0021" draw:fill="solid" draw:fill-color="#cc0000" draw:textarea-horizontal-align="justify" draw:textarea-vertical-align="middle" draw:auto-grow-height="false" fo:min-height="0.438cm" fo:min-width="2.92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  <style:text-properties fo:color="#000000" fo:font-size="15pt" fo:font-weight="bold" style:font-size-asian="15pt" style:font-weight-asian="bold" style:font-size-complex="15pt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ffcc"/>
      <style:paragraph-properties fo:text-align="center"/>
      <style:text-properties fo:color="#000000" fo:font-size="15pt" fo:font-weight="bold" style:font-size-asian="15pt" style:font-weight-asian="bold" style:font-size-complex="15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cfe7f5"/>
      <style:paragraph-properties fo:text-align="center"/>
      <style:text-properties fo:color="#000000" fo:font-size="15pt" fo:font-weight="bold" style:font-size-asian="15pt" style:font-weight-asian="bold" style:font-size-complex="15pt" style:font-weight-complex="bold"/>
    </style:style>
    <style:style style:name="P7" style:family="paragraph">
      <loext:graphic-properties draw:fill="solid" draw:fill-color="#ccff00"/>
      <style:paragraph-properties fo:text-align="center"/>
      <style:text-properties fo:color="#193300" fo:font-size="15pt" fo:font-weight="bold" style:font-size-asian="15pt" style:font-weight-asian="bold" style:font-size-complex="15pt" style:font-weight-complex="bold"/>
    </style:style>
    <style:style style:name="P8" style:family="paragraph">
      <loext:graphic-properties draw:fill="solid" draw:fill-color="#cfe7f5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="solid" draw:fill-color="#ffffff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>
      <loext:graphic-properties draw:fill="solid" draw:fill-color="#ffffff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solid" draw:fill-color="#c5000b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solid" draw:fill-color="#ffd320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 draw:fill-color="#ffffff"/>
      <style:text-properties fo:color="#ff0000"/>
    </style:style>
    <style:style style:name="P17" style:family="paragraph">
      <loext:graphic-properties draw:fill="none" draw:fill-color="#ffffff"/>
      <style:text-properties fo:color="#cc0000" fo:font-size="14pt" style:font-size-asian="14pt" style:font-size-complex="14pt"/>
    </style:style>
    <style:style style:name="P18" style:family="paragraph">
      <loext:graphic-properties draw:fill="solid" draw:fill-color="#000000"/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="solid" draw:fill-color="#cc0000"/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193300"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004586"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ff0000" fo:font-size="15pt" style:font-size-asian="15pt" style:font-size-complex="15pt"/>
    </style:style>
    <style:style style:name="T10" style:family="text">
      <style:text-properties fo:color="#cc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597cm" svg:height="3.302cm" svg:x="2.8cm" svg:y="16.065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CHU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0.002cm" svg:height="1.336cm" svg:x="5.528cm" svg:y="13.509cm">
          <draw:text-box>
            <text:p/>
          </draw:text-box>
        </draw:frame>
        <draw:custom-shape draw:style-name="gr3" draw:text-style-name="P4" draw:layer="layout" svg:width="15.596cm" svg:height="3.302cm" svg:x="2.8cm" svg:y="12.235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LINK MODU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xml:id="id14" draw:id="id14" draw:layer="layout" svg:width="2.258cm" svg:height="3.507cm" svg:x="9.25cm" svg:y="3.538cm">
          <draw:image xlink:href="Pictures/100002010000012C000001D2E96F7D85.png" xlink:type="simple" xlink:show="embed" xlink:actuate="onLoad">
            <text:p/>
          </draw:image>
        </draw:frame>
        <draw:custom-shape draw:style-name="gr5" draw:text-style-name="P6" draw:layer="layout" svg:width="15.597cm" svg:height="2.5cm" svg:x="2.8cm" svg:y="9.2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IRM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5.598cm" svg:height="3.6cm" svg:x="2.801cm" svg:y="19.8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KRYPT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5.597cm" svg:height="4.403cm" svg:x="2.803cm" svg:y="23.7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4"><text:line-break/></text:span><text:span text:style-name="T4"><text:line-break/></text:span><text:span text:style-name="T4"/></text:p>
          <text:p text:style-name="P1"><text:span text:style-name="T4">PERSISTENT BACK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6.6cm" svg:height="1.7cm" svg:x="10.1cm" svg:y="1.8cm">
          <text:p text:style-name="P1"><text:span text:style-name="T5">I want to store something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965 38560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10" xml:id="id2" draw:id="id2" draw:layer="layout" svg:width="2.1cm" svg:height="0.8cm" svg:x="5.7cm" svg:y="26.1cm">
          <text:p text:style-name="P1"><text:span text:style-name="T6">C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4" draw:id="id4" draw:layer="layout" svg:width="2.1cm" svg:height="0.8cm" svg:x="11.4cm" svg:y="26.1cm">
          <text:p text:style-name="P1"><text:span text:style-name="T7">Cstruct</text:span></text:p>
          <draw:enhanced-geometry svg:viewBox="0 0 21600 21600" draw:path-stretchpoint-x="10800" draw:path-stretchpoint-y="10800" draw:text-areas="?f3 ?f4 ?f5 ?f6" draw:type="round-rectangle" draw:modifiers="3640.44943820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9" draw:id="id9" draw:layer="layout" svg:width="2.1cm" svg:height="0.8cm" svg:x="8.5cm" svg:y="25.5cm">
          <text:p text:style-name="P1"><text:span text:style-name="T7">C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" draw:id="id1" draw:layer="layout" svg:width="2.1cm" svg:height="0.8cm" svg:x="3.501cm" svg:y="22.201cm">
          <text:p text:style-name="P1"><text:span text:style-name="T7">C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3" draw:id="id3" draw:layer="layout" svg:width="2.1cm" svg:height="0.8cm" svg:x="7cm" svg:y="22.2cm">
          <text:p text:style-name="P1"><text:span text:style-name="T7">C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xml:id="id8" draw:id="id8" draw:layer="layout" svg:width="2.1cm" svg:height="0.8cm" svg:x="5.402cm" svg:y="20.902cm">
          <text:p text:style-name="P1"><text:span text:style-name="T7">C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draw:type="curve" svg:x1="4.551cm" svg:y1="23.001cm" svg:x2="6.75cm" svg:y2="26.1cm" draw:start-shape="id1" draw:start-glue-point="2" draw:end-shape="id2" draw:end-glue-point="0" svg:d="M4551 23001c0 2325 2199 776 2199 3099" svg:viewBox="0 0 2200 3100">
          <text:p/>
        </draw:connector>
        <draw:connector draw:style-name="gr12" draw:text-style-name="P5" draw:layer="layout" draw:type="curve" draw:line-skew="-0.452cm" svg:x1="8.05cm" svg:y1="23cm" svg:x2="12.45cm" svg:y2="26.1cm" draw:start-shape="id3" draw:start-glue-point="2" draw:end-shape="id4" draw:end-glue-point="0" svg:d="M8050 23000c0 1648 4400 99 4400 3100" svg:viewBox="0 0 4401 3101">
          <text:p/>
        </draw:connector>
        <draw:custom-shape draw:style-name="gr9" draw:text-style-name="P11" xml:id="id6" draw:id="id6" draw:layer="layout" svg:width="2.1cm" svg:height="0.8cm" svg:x="3.202cm" svg:y="18.102cm">
          <text:p text:style-name="P1"><text:span text:style-name="T7">C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7" draw:id="id7" draw:layer="layout" svg:width="2.1cm" svg:height="0.8cm" svg:x="7.003cm" svg:y="18.103cm">
          <text:p text:style-name="P1"><text:span text:style-name="T7">C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xml:id="id5" draw:id="id5" draw:layer="layout" svg:width="2.1cm" svg:height="0.8cm" svg:x="5.103cm" svg:y="16.803cm">
          <text:p text:style-name="P1"><text:span text:style-name="T7">C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3" draw:layer="layout" draw:type="line" svg:x1="6.153cm" svg:y1="17.603cm" svg:x2="4.252cm" svg:y2="18.102cm" draw:start-shape="id5" draw:start-glue-point="2" draw:end-shape="id6" draw:end-glue-point="0" svg:d="M6153 17603l-1901 499" svg:viewBox="0 0 1902 500">
          <text:p/>
        </draw:connector>
        <draw:connector draw:style-name="gr13" draw:text-style-name="P13" draw:layer="layout" draw:type="line" svg:x1="6.153cm" svg:y1="17.603cm" svg:x2="8.053cm" svg:y2="18.103cm" draw:start-shape="id5" draw:start-glue-point="2" draw:end-shape="id7" draw:end-glue-point="0" svg:d="M6153 17603l1900 500" svg:viewBox="0 0 1901 501">
          <text:p/>
        </draw:connector>
        <draw:connector draw:style-name="gr14" draw:text-style-name="P5" draw:layer="layout" draw:type="curve" draw:line-skew="0.298cm" svg:x1="6.452cm" svg:y1="21.702cm" svg:x2="9.55cm" svg:y2="25.5cm" draw:start-shape="id8" draw:start-glue-point="2" draw:end-shape="id9" svg:d="M6452 21702c0 3297 3098 1398 3098 3798" svg:viewBox="0 0 3099 3799">
          <text:p/>
        </draw:connector>
        <draw:connector draw:style-name="gr12" draw:text-style-name="P5" draw:layer="layout" draw:type="curve" svg:x1="6.096cm" svg:y1="10.901cm" svg:x2="6.101cm" svg:y2="12.701cm" svg:d="M6096 10901c0 1350 5 450 5 1800" svg:viewBox="0 0 6 1801">
          <text:p/>
        </draw:connector>
        <draw:connector draw:style-name="gr12" draw:text-style-name="P5" draw:layer="layout" draw:type="curve" svg:x1="6.096cm" svg:y1="8.1cm" svg:x2="6.101cm" svg:y2="10.001cm" svg:d="M6096 8100c0 1426 5 476 5 1901" svg:viewBox="0 0 6 1902">
          <text:p/>
        </draw:connector>
        <draw:connector draw:style-name="gr12" draw:text-style-name="P5" draw:layer="layout" draw:type="curve" svg:x1="6.096cm" svg:y1="15.101cm" svg:x2="6.153cm" svg:y2="16.803cm" draw:end-shape="id5" draw:end-glue-point="0" svg:d="M6096 15101c0 901 57 51 57 1702" svg:viewBox="0 0 58 1703">
          <text:p/>
        </draw:connector>
        <draw:connector draw:style-name="gr12" draw:text-style-name="P5" draw:layer="layout" draw:type="curve" svg:x1="4.252cm" svg:y1="18.902cm" svg:x2="4.551cm" svg:y2="22.201cm" draw:start-shape="id6" draw:start-glue-point="2" draw:end-shape="id1" svg:d="M4252 18902c0 2475 299 826 299 3299" svg:viewBox="0 0 300 3300">
          <text:p/>
        </draw:connector>
        <draw:connector draw:style-name="gr12" draw:text-style-name="P5" draw:layer="layout" draw:type="curve" svg:x1="8.053cm" svg:y1="18.903cm" svg:x2="8.05cm" svg:y2="22.2cm" draw:start-shape="id7" draw:start-glue-point="2" draw:end-shape="id3" draw:end-glue-point="0" svg:d="M8053 18903c0 2473-3 825-3 3297" svg:viewBox="0 0 4 3298">
          <text:p/>
        </draw:connector>
        <draw:connector draw:style-name="gr14" draw:text-style-name="P5" draw:layer="layout" draw:type="curve" svg:x1="6.153cm" svg:y1="17.603cm" svg:x2="6.452cm" svg:y2="20.902cm" draw:start-shape="id5" draw:start-glue-point="2" draw:end-shape="id8" draw:end-glue-point="0" svg:d="M6153 17603c0 2475 299 826 299 3299" svg:viewBox="0 0 300 3300">
          <text:p/>
        </draw:connector>
        <draw:connector draw:style-name="gr15" draw:text-style-name="P5" draw:layer="layout" draw:type="curve" draw:line-skew="-2.677cm" svg:x1="5.7cm" svg:y1="26.5cm" svg:x2="5.103cm" svg:y2="17.203cm" draw:start-shape="id2" draw:start-glue-point="3" draw:end-shape="id5" svg:d="M5700 26500c-5662 0-5364-9297-597-9297" svg:viewBox="0 0 4211 9298">
          <text:p/>
        </draw:connector>
        <draw:connector draw:style-name="gr15" draw:text-style-name="P5" draw:layer="layout" draw:type="curve" svg:x1="13.5cm" svg:y1="26.5cm" svg:x2="7.203cm" svg:y2="17.203cm" draw:start-shape="id4" draw:start-glue-point="1" draw:end-shape="id5" draw:end-glue-point="1" svg:d="M13500 26500c753 0 3901-9297-6297-9297" svg:viewBox="0 0 7348 9298">
          <text:p/>
        </draw:connector>
        <draw:custom-shape draw:style-name="gr16" draw:text-style-name="P14" draw:layer="layout" svg:width="4.6cm" svg:height="2.3cm" svg:x="13.1cm" svg:y="12.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7" draw:text-style-name="P15" draw:layer="layout" svg:width="3.681cm" svg:height="0.806cm" svg:x="13.476cm" svg:y="12.9cm">
          <draw:text-box>
            <text:p><text:span text:style-name="T8">Index <text:s text:c="6"/>Key</text:span></text:p>
          </draw:text-box>
        </draw:frame>
        <draw:frame draw:style-name="gr18" draw:text-style-name="P16" xml:id="id10" draw:id="id10" draw:layer="layout" svg:width="2.28cm" svg:height="0.839cm" svg:x="13.2cm" svg:y="13.6cm">
          <draw:text-box>
            <text:p><text:span text:style-name="T9">e7ab3..</text:span></text:p>
          </draw:text-box>
        </draw:frame>
        <draw:frame draw:style-name="gr19" draw:text-style-name="P16" xml:id="id11" draw:id="id11" draw:layer="layout" svg:width="2.25cm" svg:height="0.839cm" svg:x="15.5cm" svg:y="13.561cm">
          <draw:text-box>
            <text:p><text:span text:style-name="T9">4ce61..</text:span></text:p>
          </draw:text-box>
        </draw:frame>
        <draw:line draw:style-name="gr20" draw:text-style-name="P5" draw:layer="layout" svg:x1="13.1cm" svg:y1="13.6cm" svg:x2="17.7cm" svg:y2="13.6cm">
          <text:p/>
        </draw:line>
        <draw:connector draw:style-name="gr21" draw:text-style-name="P5" draw:layer="layout" draw:type="curve" svg:x1="7.897cm" svg:y1="13.151cm" svg:x2="13.2cm" svg:y2="14.019cm" draw:end-shape="id10" svg:d="M7897 13151c3603 0 952 868 5303 868" svg:viewBox="0 0 5304 869">
          <text:p/>
        </draw:connector>
        <draw:connector draw:style-name="gr21" draw:text-style-name="P5" draw:layer="layout" draw:type="curve" svg:x1="10.6cm" svg:y1="25.9cm" svg:x2="16.625cm" svg:y2="14.4cm" draw:start-shape="id9" draw:start-glue-point="1" draw:end-shape="id11" draw:end-glue-point="2" svg:d="M10600 25900c4017 0 6025-3833 6025-11500" svg:viewBox="0 0 6026 11501">
          <text:p/>
        </draw:connector>
        <draw:connector draw:style-name="gr12" draw:text-style-name="P5" draw:layer="layout" draw:type="curve" svg:x1="14.34cm" svg:y1="13.6cm" svg:x2="14.896cm" svg:y2="10.902cm" draw:start-shape="id10" draw:start-glue-point="0" svg:d="M14340 13600c0-2398 556-1050 556-2698" svg:viewBox="0 0 557 2699">
          <text:p/>
        </draw:connector>
        <draw:frame draw:style-name="gr22" draw:text-style-name="P17" draw:layer="layout" svg:width="2.369cm" svg:height="0.806cm" svg:x="10.6cm" svg:y="12.994cm">
          <draw:text-box>
            <text:p><text:span text:style-name="T10">H(value)</text:span></text:p>
          </draw:text-box>
        </draw:frame>
        <draw:connector draw:style-name="gr23" draw:text-style-name="P5" draw:layer="layout" draw:type="line" svg:x1="7.8cm" svg:y1="26.5cm" svg:x2="8.5cm" svg:y2="25.9cm" draw:start-shape="id2" draw:start-glue-point="1" draw:end-shape="id9" draw:end-glue-point="3" svg:d="M7800 26500l700-600" svg:viewBox="0 0 701 601">
          <text:p/>
        </draw:connector>
        <draw:connector draw:style-name="gr23" draw:text-style-name="P5" draw:layer="layout" draw:type="line" svg:x1="11.4cm" svg:y1="26.5cm" svg:x2="10.6cm" svg:y2="25.9cm" draw:start-shape="id4" draw:start-glue-point="3" draw:end-shape="id9" draw:end-glue-point="1" svg:d="M11400 26500l-800-600" svg:viewBox="0 0 801 601">
          <text:p/>
        </draw:connector>
        <draw:custom-shape draw:style-name="gr24" draw:text-style-name="P18" xml:id="id13" draw:id="id13" draw:layer="layout" svg:width="3.497cm" svg:height="0.762cm" svg:x="4.361cm" svg:y="14.335cm">
          <text:p text:style-name="P1"><text:span text:style-name="T7">value: C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8" xml:id="id12" draw:id="id12" draw:layer="layout" svg:width="3.497cm" svg:height="0.762cm" svg:x="4.361cm" svg:y="12.684cm">
          <text:p text:style-name="P1"><text:span text:style-name="T7">value: 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5" draw:layer="layout" draw:type="curve" svg:x1="4.361cm" svg:y1="13.065cm" svg:x2="4.361cm" svg:y2="14.716cm" draw:start-shape="id12" draw:start-glue-point="3" draw:end-shape="id13" draw:end-glue-point="3" svg:d="M4361 13065c-753 0-753 1651 0 1651" svg:viewBox="0 0 566 1652">
          <text:p/>
        </draw:connector>
        <draw:custom-shape draw:style-name="gr24" draw:text-style-name="P18" draw:layer="layout" svg:width="3.497cm" svg:height="0.762cm" svg:x="4.361cm" svg:y="10.085cm">
          <text:p text:style-name="P1"><text:span text:style-name="T7">value: 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8" xml:id="id15" draw:id="id15" draw:layer="layout" svg:width="3.497cm" svg:height="0.762cm" svg:x="4.361cm" svg:y="7.286cm">
          <text:p text:style-name="P1"><text:span text:style-name="T7">value: 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5" draw:layer="layout" draw:type="curve" svg:x1="9.25cm" svg:y1="5.291cm" svg:x2="6.109cm" svg:y2="7.286cm" draw:start-shape="id14" draw:start-glue-point="3" draw:end-shape="id15" draw:end-glue-point="0" svg:d="M9250 5291c-2094 0-3141 665-3141 1995" svg:viewBox="0 0 3142 1996">
          <text:p/>
        </draw:connector>
        <draw:custom-shape draw:style-name="gr26" draw:text-style-name="P19" xml:id="id16" draw:id="id16" draw:layer="layout" svg:width="3.497cm" svg:height="0.762cm" svg:x="13.161cm" svg:y="10.086cm">
          <text:p text:style-name="P1"><text:span text:style-name="T7">key: K.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5" draw:layer="layout" draw:type="curve" svg:x1="14.909cm" svg:y1="10.086cm" svg:x2="11.508cm" svg:y2="5.291cm" draw:start-shape="id16" draw:start-glue-point="0" draw:end-shape="id14" draw:end-glue-point="1" svg:d="M14909 10086c0-3197-1133-4795-3401-4795" svg:viewBox="0 0 3402 479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uns </meta:initial-creator>
    <meta:creation-date>2015-07-21T17:58:36.045889667</meta:creation-date>
    <dc:date>2015-08-25T02:13:23.617641000</dc:date>
    <meta:editing-duration>PT1H13M38S</meta:editing-duration>
    <meta:editing-cycles>11</meta:editing-cycles>
    <meta:generator>LibreOffice/5.0.0.5$MacOSX_X86_64 LibreOffice_project/1b1a90865e348b492231e1c451437d7a15bb262b</meta:generator>
    <meta:document-statistic meta:object-count="49"/>
  </office:meta>
</office:document-meta>
</file>